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b536da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b536da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P1 - Hello.</text:p>
      <text:p text:style-name="P1">Yes.</text:p>
      <text:p text:style-name="P1">That's right.</text:p>
      <text:p text:style-name="P1">Rose, more specifically..</text:p>
      <text:p text:style-name="P1">You're not very good at this, are you?</text:p>
      <text:p text:style-name="P1">Talking to people.</text:p>
      <text:p text:style-name="P1">It's ok that you are. I'm not trying to criticize.</text:p>
      <text:p text:style-name="P1">I've heard some things about you. That pink rocky environment back there. That's a memory of your home, right?</text:p>
      <text:p text:style-name="P1">You renounced the throne and ran away to the moon, didn't you? And then you lived there completely alone for... how many years?</text:p>
      <text:p text:style-name="P1">I think I'm starting to lose track of what a year is myself. That seems to be what happens when you spend enough time out here.</text:p>
      <text:p text:style-name="P1">I'm just curious about you. You seem like an interesting person who probably has a lot of stories to tell.</text:p>
      <text:p text:style-name="P1">From what I understand, you discovered something on the moon which originally contained your copy of the game? Is that true?</text:p>
      <text:p text:style-name="P1">Maybe we could spend some time together and get to know each other? When you have the chance, of course.</text:p>
      <text:p text:style-name="P1">MP2 - Hey!</text:p>
      <text:p text:style-name="P1">Lord English?</text:p>
      <text:p text:style-name="P1">Yes, I know of him.</text:p>
      <text:p text:style-name="P1">Absolutely.</text:p>
      <text:p text:style-name="P1">But later.</text:p>
      <text:p text:style-name="P1">We can't interrupt the plan which has been put into inexorable motion. Or for that matter, the meteor we're traveling on, which has been similarly propelled.</text:p>
      <text:p text:style-name="P1">We have to rendezvous with our rebooted "ancestors," as it were, and help them win their game.</text:p>
      <text:p text:style-name="P1">In the process, we will ideally become stronger and more experienced. Only then will we be ready to help you defeat him.</text:p>
      <text:p text:style-name="P1"><text:soft-page-break/>Yes. But even if I agreed, I couldn't just fly away with you now.</text:p>
      <text:p text:style-name="P1">I'm not even standing here. I'm asleep on our meteor. This is a dream projection you're talking to.</text:p>
      <text:p text:style-name="P1">You're new to dream bubbles, aren't you.</text:p>
      <text:p text:style-name="P1">I would be more than happy to explain to you how they work in extensive detail.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26" meta:word-count="293" meta:character-count="1576"/>
    <meta:generator>OpenOffice/4.1.2$Win32 OpenOffice.org_project/412m3$Build-9782</meta:generator>
  </office:meta>
</office:document-meta>
</file>